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4"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5"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0"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5">Hello, I am Isaac, the founder of the Valency Exchange. Thank you for giving me the opportunity to present our groundbreaking platform that aims to not just revolutionise the cryptocurrency exchange landscape, but the entire cryptocurrency industry.</text:p>
      <text:p text:style-name="P5">We are laser-focused on trust, transparency, and security, leveraging cutting-edge technologies to offer a trading experience that is unparalleled in the market today.</text:p>
      <text:p text:style-name="P3"/>
      <text:p text:style-name="P3"/>
      <text:p text:style-name="P2">Problem Statement</text:p>
      <text:p text:style-name="P6">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he recent collapse of the FTX exchange due to customer fund mismanagement and fraud. This incident has shaken the confidence of investors and traders alike, highlighting the urgent need for a more secure and transparent platform.</text:p>
      <text:p text:style-name="P4"/>
      <text:p text:style-name="P4"/>
      <text:p text:style-name="P2">Solution</text:p>
      <text:p text:style-name="P7">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7"/>
      <text:p text:style-name="P8">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8"/>
      <text:p text:style-name="P9">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0">In this example, Joe is a human, and humans (as we have seen with companies like FTX), can do some Bad, bad things. What if Joe just took both assets and ran?</text:p>
      <text:p text:style-name="P10">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0"/>
      <text:p text:style-name="P10">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13"><text:soft-page-break/></text:p>
      <text:p text:style-name="P13"/>
      <text:p text:style-name="P20">Key Features</text:p>
      <text:p text:style-name="P17"><text:span text:style-name="T4">1. Advanced Security Protocols:</text:span> Our revolutionary security system eliminates the chances of customer assets being tampered with whilst in exchange.</text:p>
      <text:p text:style-name="P17"/>
      <text:p text:style-name="P17"><text:span text:style-name="T4">2. Transparent Fee Structure: </text:span>We eliminate guesswork with a straightforward and transparent fee structure: 1% per transaction, ensuring you’re never caught off guard by hidden costs.</text:p>
      <text:p text:style-name="P17"/>
      <text:p text:style-name="P17"><text:span text:style-name="T4">3. Real-Time Auditing:</text:span> Leveraging blockchain and open-source technology, we offer real-time auditing of all transactions and transaction protocols, setting a new benchmark for transparency in the industry.</text:p>
      <text:p text:style-name="P17"/>
      <text:p text:style-name="P17"><text:span text:style-name="T4">4. AI-Powered Fraud Detection:</text:span> Our real-time, machine learning algorithms are designed to detect and prevent fraudulent activities, offering an additional layer of security.</text:p>
      <text:p text:style-name="P17"/>
      <text:p text:style-name="P17"><text:span text:style-name="T4">5. User-Friendly Interface:</text:span> Our clean, intuitive UI is designed to make trading accessible for both newcomers and experienced traders alike.</text:p>
      <text:p text:style-name="P17"/>
      <text:p text:style-name="P17"><text:span text:style-name="T4">6. Community Governance:</text:span> We value the voice of our community and involve them in key decisions, ensuring that our platform continually evolves to meet user needs.</text:p>
      <text:p text:style-name="P14"/>
      <text:p text:style-name="P14"/>
      <text:p text:style-name="P2">Technology</text:p>
      <text:p text:style-name="P18">We leverage the following technologies to make our platform stand out:</text:p>
      <text:p text:style-name="P18"><text:span text:style-name="T4">1. Smart Contracts:</text:span> For automated, trust-less transactions.</text:p>
      <text:p text:style-name="P18"><text:span text:style-name="T4">2. Quantum-Resistant Encryption: </text:span>To safeguard against future threats.</text:p>
      <text:p text:style-name="P18"><text:span text:style-name="T4">3. Decentralised Architecture:</text:span> Ensuring that the platform is resilient against attacks.</text:p>
      <text:p text:style-name="P18"><text:span text:style-name="T4">4. High-Speed Matching Engine:</text:span> For real-time trade execution.</text:p>
      <text:p text:style-name="P18"><text:span text:style-name="T4">5. Open-Source Code:</text:span> Ensuring that the exchange is as transparent and trustworthy as possible.</text:p>
      <text:p text:style-name="P18"/>
      <text:p text:style-name="P12"/>
      <text:p text:style-name="P2">Market Opportunity</text:p>
      <text:p text:style-name="P19"/>
      <text:p text:style-name="P19"/>
      <text:p text:style-name="P2">Business Model</text:p>
      <text:p text:style-name="P2"/>
      <text:p text:style-name="P2"/>
      <text:p text:style-name="P2">Traction</text:p>
      <text:p text:style-name="P2"/>
      <text:p text:style-name="P2"/>
      <text:p text:style-name="P2">Funding</text:p>
      <text:p text:style-name="P2"/>
      <text:p text:style-name="P2"/>
      <text:p text:style-name="P2">Conclusio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06T13:03:34.495963368</dc:date>
    <meta:editing-duration>PT2H43M27S</meta:editing-duration>
    <meta:editing-cycles>13</meta:editing-cycles>
    <meta:generator>LibreOffice/7.5.2.2$Linux_X86_64 LibreOffice_project/50$Build-2</meta:generator>
    <meta:document-statistic meta:table-count="0" meta:image-count="0" meta:object-count="0" meta:page-count="2" meta:paragraph-count="32" meta:word-count="719" meta:character-count="4653" meta:non-whitespace-character-count="3964"/>
  </office:meta>
</office:document-meta>
</file>